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1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Hart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16 Iyar 5614</text:p>
      <text:p text:style-name="P2">Date (derived from Gregorian calendar)<text:tab/>14 May 1854</text:p>
      <text:p text:style-name="P2">Month<text:tab/><text:tab/><text:tab/><text:tab/><text:tab/><text:tab/>May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lso available in Box 19, FF 2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<text:span text:style-name="T1">Synagogue Chambers, Iyar 16</text:span><text:span text:style-name="T2">th</text:span><text:span text:style-name="T1"> 5614/</text:span></text:p>
      <text:p text:style-name="P4"><text:span text:style-name="T1"><text:tab/>Philad. May 14</text:span><text:span text:style-name="T2">th</text:span><text:span text:style-name="T1"> 1854/</text:span></text:p>
      <text:p text:style-name="P2">My Dear Sir/</text:p>
      <text:p text:style-name="P2"><text:tab/>It affords me pleasure to inform/ you that at a meeting of the Board of/ Managers of K. K. M. I. held this morning/ It was Resolved unanimously that leave/ of absence be granted you to visit your father/ &amp; family immediately after the ensuing Holidays/ until the middle of September next.*/ <text:s/>Trusting that you may have a safe/ and speedy voyage, a Happy meeting/ with your family, and that we may/ have the pleasure of greeting you on/ your return in the enjoyment of health/ (in which my dear wife joins)/</text:p>
      <text:p text:style-name="P2"><text:tab/><text:tab/><text:tab/><text:tab/><text:tab/><text:tab/><text:tab/><text:tab/><text:tab/><text:tab/>I remain Revd. Sir/</text:p>
      <text:p text:style-name="P2"><text:tab/><text:tab/><text:tab/><text:tab/><text:tab/><text:tab/><text:tab/><text:tab/><text:tab/><text:tab/><text:tab/>Yours Very Truly/</text:p>
      <text:p text:style-name="P2">Revd. S. Morais<text:tab/><text:tab/><text:tab/><text:tab/><text:tab/><text:tab/><text:tab/><text:tab/><text:tab/><text:tab/>A. Hart./</text:p>
      <text:p text:style-name="P2"><text:tab/>Hazan of the Congregation<text:tab/><text:tab/><text:tab/><text:tab/><text:tab/><text:tab/><text:tab/><text:tab/>Parnass/</text:p>
      <text:p text:style-name="P2"><text:tab/><text:tab/>“Mickve Israel”/</text:p>
      <text:p text:style-name="P2">* Your Salary will of course go on the same as if you were/ here, during your absence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1T11:37:30</meta:creation-date>
    <dc:date>2012-03-15T12:04:24.51</dc:date>
    <dc:language>en-US</dc:language>
    <meta:editing-cycles>3</meta:editing-cycles>
    <meta:editing-duration>PT00H07M52S</meta:editing-duration>
    <meta:document-statistic meta:table-count="0" meta:image-count="0" meta:object-count="0" meta:page-count="2" meta:paragraph-count="71" meta:word-count="325" meta:character-count="2142"/>
    <dc:creator>Penn Libraries</dc:creator>
    <meta:user-defined meta:name="Info 1"/>
    <meta:user-defined meta:name="Info 2"/>
    <meta:user-defined meta:name="Info 3"/>
    <meta:user-defined meta:name="Info 4"/>
  </office:meta>
</office:document-meta>
</file>